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ef prime_factors(n):</text:p>
      <text:p text:style-name="Normal"><text:s text:c="4"/>Factors = []</text:p>
      <text:p text:style-name="Normal"><text:s/></text:p>
      <text:p text:style-name="Normal"><text:s text:c="4"/>While n % 2 == 0:</text:p>
      <text:p text:style-name="Normal"><text:s text:c="8"/>Factors.append(2)</text:p>
      <text:p text:style-name="Normal"><text:s text:c="8"/>N //= 2</text:p>
      <text:p text:style-name="Normal"><text:s text:c="4"/>For I in range(3, int(n**0.5) + 1, 2):</text:p>
      <text:p text:style-name="Normal"><text:s text:c="8"/>While n % I == 0:</text:p>
      <text:p text:style-name="Normal"><text:s text:c="12"/>Factors.append(i)</text:p>
      <text:p text:style-name="Normal"><text:s text:c="12"/>N //= i</text:p>
      <text:p text:style-name="Normal"><text:s text:c="4"/>If n &gt; 2:</text:p>
      <text:p text:style-name="Normal"><text:s text:c="8"/>Factors.append(n)</text:p>
      <text:p text:style-name="Normal"><text:s text:c="4"/></text:p>
      <text:p text:style-name="Normal"><text:s text:c="4"/>Return factors</text:p>
      <text:p text:style-name="Normal">Num = int(input(“Enter a number: “))</text:p>
      <text:p text:style-name="Normal">Factors = prime_factors(num)</text:p>
      <text:p text:style-name="Normal">Print(f”The prime factors of {num} are: {factors}”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jun Ashok</meta:initial-creator>
    <dc:creator>Arjun Ashok</dc:creator>
    <meta:creation-date>2025-01-25T14:03:00Z</meta:creation-date>
    <dc:date>2025-01-25T14:03:00Z</dc:date>
    <meta:template xlink:href="Normal.dotm" xlink:type="simple"/>
    <meta:editing-cycles>3</meta:editing-cycles>
    <meta:editing-duration>PT60S</meta:editing-duration>
    <meta:document-statistic meta:page-count="1" meta:paragraph-count="1" meta:word-count="60" meta:character-count="406" meta:row-count="2" meta:non-whitespace-character-count="347"/>
  </office:meta>
</office:document-meta>
</file>